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4151" officeooo:paragraph-rsid="00124151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loext:contextual-spacing="false"/>
      <style:text-properties officeooo:rsid="001098b2" officeooo:paragraph-rsid="001098b2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86264545" text:style-name="L1">
        <text:list-header>
          <text:p text:style-name="P3"><text:a xlink:type="simple" xlink:href="https://lcaballero.wordpress.com/2017/07/11/instalar-dns-bind9-en-ubuntu-15-10/" text:style-name="Internet_20_link" text:visited-style-name="Visited_20_Internet_20_Link">https://lcaballero.wordpress.com/2017/07/11/instalar-dns-bind9-en-ubuntu-15-10/</text:a></text:p>
          <text:p text:style-name="P3"/>
          <text:p text:style-name="P3">Instalar bind9</text:p>
          <text:p text:style-name="P3">apt-get install bind9</text:p>
        </text:list-header>
        <text:list-item>
          <text:p text:style-name="P3">Archivos del bind9</text:p>
          <text:p text:style-name="P4"/>
        </text:list-item>
        <text:list-item>
          <text:p text:style-name="P4">Archivo <text:span text:style-name="T1">named.conf</text:span>: Archivo principal de configuración. </text:p>
        </text:list-item>
        <text:list-item>
          <text:p text:style-name="P4">Archivo <text:span text:style-name="T1">named.conf.options</text:span>: Opciones genéricas. </text:p>
        </text:list-item>
        <text:list-item>
          <text:p text:style-name="P4">Archivo <text:span text:style-name="T1">named.conf.local</text:span>: Especificación particular de este servidor DNS. </text:p>
        </text:list-item>
        <text:list-item>
          <text:p text:style-name="P4">Archivo <text:span text:style-name="T1">db.127</text:span>: Especificación dirección de retorno. </text:p>
        </text:list-item>
        <text:list-item>
          <text:p text:style-name="P4">Archivo <text:span text:style-name="T1">db.root:</text:span> DNSs de nivel superior. </text:p>
        </text:list-item>
        <text:list-item>
          <text:p text:style-name="P2">Otros archivos: db.0, db.255, db.empty, db.local, rndc.conf, rndc.key, zones.rfc1918. </text:p>
        </text:list-item>
      </text:list>
      <text:p text:style-name="P1">Comprobar que esta bien instalado</text:p>
      <text:p text:style-name="P1">$ sudo service bind9 stat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7:48:48.287745832</meta:creation-date>
    <dc:date>2019-12-18T18:43:34.867943144</dc:date>
    <meta:editing-duration>PT4M18S</meta:editing-duration>
    <meta:editing-cycles>3</meta:editing-cycles>
    <meta:generator>LibreOffice/6.2.4.2$Linux_X86_64 LibreOffice_project/2412653d852ce75f65fbfa83fb7e7b669a126d64</meta:generator>
    <meta:document-statistic meta:table-count="0" meta:image-count="0" meta:object-count="0" meta:page-count="1" meta:paragraph-count="14" meta:word-count="70" meta:character-count="562" meta:non-whitespace-character-count="510"/>
  </office:meta>
</office:document-meta>
</file>